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GNU Free Documentation License</text:h>
      <text:p text:style-name="First_20_paragraph">Version 1.2, November 2002</text:p>
      <text:p text:style-name="Preformatted_20_Text"><text:s text:c="2"/>Copyright (C) 2000,2001,2002 <text:s/>Free Software Foundation, Inc.</text:p>
      <text:p text:style-name="Preformatted_20_Text"><text:s text:c="2"/>51 Franklin St, Fifth Floor, Boston, MA <text:s/>02110-1301 <text:s/>USA</text:p>
      <text:p text:style-name="Preformatted_20_Text"/>
      <text:p text:style-name="Preformatted_20_Text"><text:s text:c="2"/>Everyone is permitted to copy and distribute verbatim copies</text:p>
      <text:p text:style-name="Preformatted_20_Text"><text:s text:c="2"/>of this license document, but changing it is not allowed.</text:p>
      <text:p text:style-name="First_20_paragraph"><text:span text:style-name="T1">0. PREAMBLE</text:span></text:p>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p text:style-name="Text_20_body"><text:span text:style-name="T1">1. APPLICABILITY AND DEFINITIONS</text:span></text:p>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ext:soft-page-break/>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p text:style-name="Text_20_body"><text:span text:style-name="T1">2. VERBATIM COPYING</text:span></text:p>
      <text:p text:style-name="Text_20_body"><text:soft-page-break/>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p text:style-name="Text_20_body"><text:span text:style-name="T1">3. COPYING IN QUANTITY</text:span></text:p>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p text:style-name="Text_20_body"><text:span text:style-name="T1">4. MODIFICATIONS</text:span></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text:soft-page-break/>must do these things in the Modified Version:</text:p>
      <text:list xml:id="list6628055536199605625" text:style-name="L1">
        <text:list-item>
          <text:p text:style-name="P2"><text:span text:style-name="T1">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2"><text:span text:style-name="T1">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2"><text:span text:style-name="T1">C.</text:span> State on the Title page the name of the publisher of the Modified Version, as the publisher.</text:p>
        </text:list-item>
        <text:list-item>
          <text:p text:style-name="P2"><text:span text:style-name="T1">D.</text:span> Preserve all the copyright notices of the Document.</text:p>
        </text:list-item>
        <text:list-item>
          <text:p text:style-name="P2"><text:span text:style-name="T1">E.</text:span> Add an appropriate copyright notice for your modifications adjacent to the other copyright notices.</text:p>
        </text:list-item>
        <text:list-item>
          <text:p text:style-name="P2"><text:span text:style-name="T1">F.</text:span> Include, immediately after the copyright notices, a license notice giving the public permission to use the Modified Version under the terms of this License, in the form shown in the Addendum below.</text:p>
        </text:list-item>
        <text:list-item>
          <text:p text:style-name="P2"><text:span text:style-name="T1">G.</text:span> Preserve in that license notice the full lists of Invariant Sections and required Cover Texts given in the Document's license notice.</text:p>
        </text:list-item>
        <text:list-item>
          <text:p text:style-name="P2"><text:span text:style-name="T1">H.</text:span> Include an unaltered copy of this License.</text:p>
        </text:list-item>
        <text:list-item>
          <text:p text:style-name="P2"><text:span text:style-name="T1">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2"><text:span text:style-name="T1">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2"><text:span text:style-name="T1">K.</text:span> For any section Entitled "Acknowledgements" or "Dedications", Preserve the Title of the section, and preserve in the section all the substance and tone of each of the contributor acknowledgements and/or dedications given therein.</text:p>
        </text:list-item>
        <text:list-item>
          <text:p text:style-name="P2"><text:span text:style-name="T1">L.</text:span> Preserve all the Invariant Sections of the Document, unaltered in their text and in their titles. Section numbers or the equivalent are not considered part of the section titles.</text:p>
        </text:list-item>
        <text:list-item>
          <text:p text:style-name="P2"><text:span text:style-name="T1">M.</text:span> Delete any section Entitled "Endorsements". Such a section may not be included in the Modified Version.</text:p>
        </text:list-item>
        <text:list-item>
          <text:p text:style-name="P2"><text:span text:style-name="T1">N.</text:span> Do not retitle any existing section to be Entitled "Endorsements" or to conflict in title with any Invariant Section.</text:p>
        </text:list-item>
        <text:list-item>
          <text:p text:style-name="P2"><text:span text:style-name="T1">O.</text:span> Preserve any Warranty Disclaimers.</text:p>
        </text:list-item>
      </text:list>
      <text:p text:style-name="First_20_paragraph">If the Modified Version includes new front-matter sections or appendices that qualify as Secondary Sections and contain no material copied from the Document, you may at your option designate some or all of these sections as invariant. To do this, add their titles to the list of <text:soft-page-break/>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p text:style-name="Text_20_body"><text:span text:style-name="T1">5. COMBINING DOCUMENTS</text:span></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p text:style-name="Text_20_body"><text:span text:style-name="T1">6. COLLECTIONS OF DOCUMENTS</text:span></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Text_20_body"><text:soft-page-break/><text:span text:style-name="T1">7. AGGREGATION WITH INDEPENDENT WORKS</text:span></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Text_20_body"><text:span text:style-name="T1">8. TRANSLATION</text:span></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p text:style-name="Text_20_body"><text:span text:style-name="T1">9. TERMINATION</text:span></text:p>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text:p>
      <text:p text:style-name="Text_20_body"><text:span text:style-name="T1">10. FUTURE REVISIONS OF THIS LICENSE</text:span></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text:p>
      <text:p text:style-name="Text_20_body">Each version of the License is given a distinguishing version number. If the Document specifies that a particular numbered version of this License "or any later version" applies to it, you have <text:soft-page-break/>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text:p>
      <text:h text:style-name="Heading_20_3" text:outline-level="3"><text:span text:style-name="Definition">How to use this License for your documents</text:span></text:h>
      <text:p text:style-name="First_20_paragraph">To use this License in a document you have written, include a copy of the License in the document and put the following copyright and license notices just after the title page:</text:p>
      <text:p text:style-name="Preformatted_20_Text"><text:s text:c="2"/>Copyright (c) <text:s/>YEAR <text:s/>YOUR NAME.</text:p>
      <text:p text:style-name="Preformatted_20_Text"><text:s text:c="2"/>Permission is granted to copy, distribute and/or modify this document</text:p>
      <text:p text:style-name="Preformatted_20_Text"><text:s text:c="2"/>under the terms of the GNU Free Documentation License, Version 1.2</text:p>
      <text:p text:style-name="Preformatted_20_Text"><text:s text:c="2"/>or any later version published by the Free Software Foundation;</text:p>
      <text:p text:style-name="Preformatted_20_Text"><text:s text:c="2"/>with no Invariant Sections, no Front-Cover Texts, and no Back-Cover</text:p>
      <text:p text:style-name="Preformatted_20_Text"><text:s text:c="2"/>Texts. <text:s/>A copy of the license is included in the section entitled "GNU</text:p>
      <text:p text:style-name="Preformatted_20_Text"><text:s text:c="2"/>Free Documentation License".</text:p>
      <text:p text:style-name="First_20_paragraph">If you have Invariant Sections, Front-Cover Texts and Back-Cover Texts, replace the "with...Texts." line with this:</text:p>
      <text:p text:style-name="Preformatted_20_Text"><text:s text:c="2"/>with the Invariant Sections being LIST THEIR TITLES, with the</text:p>
      <text:p text:style-name="Preformatted_20_Text"><text:s text:c="2"/>Front-Cover Texts being LIST, and with the Back-Cover Texts being LIST.</text:p>
      <text:p text:style-name="First_20_paragraph">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6-08-05T22:10:40.935330889</dc:date>
    <dc:creator>Jason Self</dc:creator>
    <meta:editing-duration>P0D</meta:editing-duration>
    <meta:editing-cycles>1</meta:editing-cycles>
    <meta:document-statistic meta:table-count="0" meta:image-count="0" meta:object-count="0" meta:page-count="7" meta:paragraph-count="83" meta:word-count="3294" meta:character-count="20095" meta:non-whitespace-character-count="16867"/>
    <meta:generator>LibreOffice/4.2.8.2$Linux_X86_64 LibreOffice_project/420m0$Build-2</meta:generator>
  </office:meta>
</office:document-meta>
</file>